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line-height="200%"/>
      <style:text-properties style:font-name="Liberation Serif" fo:font-size="12pt" officeooo:rsid="001408f1" officeooo:paragraph-rsid="001408f1" style:font-size-asian="12pt" style:font-size-complex="12pt"/>
    </style:style>
    <style:style style:name="P2" style:family="paragraph" style:parent-style-name="Standard">
      <style:paragraph-properties fo:line-height="200%"/>
      <style:text-properties style:font-name="Liberation Serif" fo:font-size="12pt" officeooo:rsid="00186d0d" officeooo:paragraph-rsid="00186d0d" style:font-size-asian="12pt" style:font-size-complex="12pt"/>
    </style:style>
    <style:style style:name="P3" style:family="paragraph" style:parent-style-name="Standard">
      <style:paragraph-properties fo:line-height="200%"/>
      <style:text-properties style:font-name="Liberation Serif" fo:font-size="12pt" officeooo:rsid="00186d0d" officeooo:paragraph-rsid="001bcff1" style:font-size-asian="12pt" style:font-size-complex="12pt"/>
    </style:style>
    <style:style style:name="P4" style:family="paragraph" style:parent-style-name="Standard">
      <style:paragraph-properties fo:line-height="200%"/>
      <style:text-properties style:font-name="Liberation Serif" fo:font-size="12pt" officeooo:rsid="00186d0d" officeooo:paragraph-rsid="00215fce" style:font-size-asian="12pt" style:font-size-complex="12pt"/>
    </style:style>
    <style:style style:name="P5" style:family="paragraph" style:parent-style-name="Header">
      <style:text-properties officeooo:rsid="00186d0d" officeooo:paragraph-rsid="00186d0d"/>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525b5" style:font-style-asian="normal" style:font-weight-asian="normal" style:text-emphasize="none"/>
    </style:style>
    <style:style style:name="T3" style:family="text">
      <style:text-properties officeooo:rsid="0018786f"/>
    </style:style>
    <style:style style:name="T4" style:family="text">
      <style:text-properties officeooo:rsid="0018cb7d"/>
    </style:style>
    <style:style style:name="T5" style:family="text">
      <style:text-properties officeooo:rsid="001b97fe"/>
    </style:style>
    <style:style style:name="T6" style:family="text">
      <style:text-properties officeooo:rsid="00215f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text:tab/>The principle data source used in this study is the database of publicly announced data breaches obtained from Privacy Rights Clearinghouse in the years 2005 to 2017. This contains information about the time, location, magnitude (number of records leaked), and target of data breaches, as summarized in Table 1. Furthermore, this table includes a small description of the event which seem to come primarily from news articles and press releases. From this I was able to construct a measure for the types of data leaked by creating dummies which are equal to 1 when the description contains certain keywords, for example, “credit card.” Unfortunately, there is no standard identifier given for companies listed in this database, and performing a fuzzy match on the given names provided unsatisfactory results. Therefore, the listed companies were matched to standard identifiers manually, by searching both Google and the COMPUSTAT database. Even though this process was thorough, the resulting match rate is still relatively low (34% or 802 of the 2366 total data breaches). This is because the sample is restricted to publicly traded companies for which financial information is readily available. Companies which were private at the time of data breach were excluded from the sample. Nonetheless, the matched companies represent the majority of large data breaches (x% over $size), as well as the majority of total records leaked (x%). </text:span></text:p>
      <text:p text:style-name="P3"><text:span text:style-name="T3"><text:tab/>In particular, (x) companies were noted as subsidiaries of publicly traded companies at the time of the breach. These can possibly be included in the sample, while controlling for the fact they are subsidiaries, which may lead to a very dampened effect on the parent company’s sales. Of these, five companies were excluded entirely because they were acquired in the same quarter as the data breach – making the two effects impossible to distinguish.</text:span></text:p>
      <text:p text:style-name="P4"><text:tab/><text:span text:style-name="T4">The primary dependent variable for the revenue study is quarterly total revenues, as reported on the financial statements of publicly traded companies. These data were obtained from COMPUSTAT. Once </text:span><text:soft-page-break/><text:span text:style-name="T4">companies in the data breach database were identified, a data was queried from COMPUSTAT for all companies with an SIC code that matches the first three digits of any firm affected by a data breach over the study period. This is primarily to allow accurate industry fixed effects to be calculated.</text:span></text:p>
      <text:p text:style-name="P4"><text:span text:style-name="T6">The data breach database was merged with this COMPUSTAT database using an outer merge over the GVKEY of institutions, as well as calendar quarter. </text:span></text:p>
      <text:p text:style-name="P4"><text:span text:style-name="T4"><text:tab/>The COMPUSTAT database also contains Selling, General, and Administrative expenses – a proxy for marketing expenditure, which serves as a useful control. Furthermore, controls for macroeconomic shocks (real GDP and inflation) were obtained from the BEA. Finally, Google Trends provides a monthly index for the frequency of searches for a company, which is a control for the media attention that a data breach receives. This data was collected by searching both for the stock ticker of a company, as well as its official name – after stripping superfluous strings such as “CORP.” </text:span></text:p>
      <text:p text:style-name="P2"><text:tab/><text:span text:style-name="T5">For the stock market study the primary dependent variable is daily stock returns. These data were obtained from CRSP. This database also contains a wealth of other standard stock information such as trade volume, volatility, and dividends. Since an event study methodology will be employed, factors for the Fama-French model were obtained from the website of Kenneth French. The data breach database was merged to the CRSP database using company stock tickers and the date. Since some data breaches occurred on non-trading days, this resulted in a number of missing stock returns, however, this does not represent a serious problem for the regression. Since stock tickers are variable it is does not produce as reliable of a match as GVKEY, and as a result only 792 data breaches were matched for this data s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86d0d" officeooo:paragraph-rsid="00186d0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Data Section<text:tab/><text:tab/>Emmet Hall-Hoffarth</text:p>
        <text:p text:style-name="MP1">ECON 499<text:tab/><text:tab/>23081152</text:p>
      </style:header>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6:41:57.434477324</meta:creation-date>
    <meta:generator>LibreOffice/6.1.4.2$Linux_X86_64 LibreOffice_project/10$Build-2</meta:generator>
    <dc:date>2019-01-30T22:31:42.067243635</dc:date>
    <meta:editing-duration>PT3H7M49S</meta:editing-duration>
    <meta:editing-cycles>6</meta:editing-cycles>
    <meta:document-statistic meta:table-count="0" meta:image-count="0" meta:object-count="0" meta:page-count="2" meta:paragraph-count="9" meta:word-count="635" meta:character-count="3979" meta:non-whitespace-character-count="3337"/>
  </office:meta>
</office:document-meta>
</file>